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</office:automatic-styles>
  <office:body>
    <office:text text:use-soft-page-breaks="true">
      <text:p text:style-name="P1">WK_8_3_Read This Article on EM &amp; REM</text:p>
      <text:p text:style-name="Normal"/>
      <text:list text:style-name="LFO1" text:continue-numbering="true">
        <text:list-item>
          <text:p text:style-name="P2">The article talks about the<text:s/>different methods of sizing (unit of length that relates to the size of the font).</text:p>
        </text:list-item>
        <text:list-item>
          <text:p text:style-name="P3">The font sizes are an imperative element<text:s/>for a website to be scalable.</text:p>
        </text:list-item>
        <text:list-item>
          <text:p text:style-name="P4">There are numerous units of length examples are em, rem,<text:s/>%, px, ch, vh, vw, vmin and vmax.</text:p>
        </text:list-item>
        <text:list-item>
          <text:p text:style-name="P5">This article focuses on em and rem.</text:p>
        </text:list-item>
        <text:list-item>
          <text:p text:style-name="P6">em is used mainly for local<text:s/><text:s/>sizing<text:s/></text:p>
        </text:list-item>
        <text:list-item>
          <text:p text:style-name="P7">em is a flexible sizing in a way that if you set a specific font size the em will implement that size for that specific element</text:p>
        </text:list-item>
        <text:list-item>
          <text:p text:style-name="P8">rem is used globally, “r” stands for root, whatever the root font-size is that specific rem will be implemented.</text:p>
        </text:list-item>
        <text:list-item>
          <text:p text:style-name="P9">rem gives the browser and/or the end user the control to size the font to their specificati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G-2013</meta:initial-creator>
    <dc:creator>SG-2013</dc:creator>
    <meta:creation-date>2016-05-09T20:58:00Z</meta:creation-date>
    <dc:date>2016-05-09T23:00:00Z</dc:date>
    <meta:template xlink:href="Normal" xlink:type="simple"/>
    <meta:editing-cycles>1</meta:editing-cycles>
    <meta:editing-duration>PT7320S</meta:editing-duration>
    <meta:document-statistic meta:page-count="1" meta:paragraph-count="1" meta:word-count="107" meta:character-count="719" meta:row-count="5" meta:non-whitespace-character-count="613"/>
  </office:meta>
</office:document-meta>
</file>